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25.7cm" table:align="margins"/>
    </style:style>
    <style:style style:name="Tabel1.A" style:family="table-column">
      <style:table-column-properties style:column-width="7.186cm" style:rel-column-width="18325*"/>
    </style:style>
    <style:style style:name="Tabel1.B" style:family="table-column">
      <style:table-column-properties style:column-width="5.017cm" style:rel-column-width="12793*"/>
    </style:style>
    <style:style style:name="Tabel1.C" style:family="table-column">
      <style:table-column-properties style:column-width="2.376cm" style:rel-column-width="6057*"/>
    </style:style>
    <style:style style:name="Tabel1.D" style:family="table-column">
      <style:table-column-properties style:column-width="2.214cm" style:rel-column-width="5645*"/>
    </style:style>
    <style:style style:name="Tabel1.E" style:family="table-column">
      <style:table-column-properties style:column-width="1.78cm" style:rel-column-width="4538*"/>
    </style:style>
    <style:style style:name="Tabel1.F" style:family="table-column">
      <style:table-column-properties style:column-width="1.778cm" style:rel-column-width="4532*"/>
    </style:style>
    <style:style style:name="Tabel1.G" style:family="table-column">
      <style:table-column-properties style:column-width="1.778cm" style:rel-column-width="4533*"/>
    </style:style>
    <style:style style:name="Tabel1.I" style:family="table-column">
      <style:table-column-properties style:column-width="1.796cm" style:rel-column-width="4580*"/>
    </style:style>
    <style:style style:name="Tabel1.A1" style:family="table-cell">
      <style:table-cell-properties fo:padding="0.097cm" fo:border-left="0.002cm solid #000000" fo:border-right="none" fo:border-top="0.002cm solid #000000" fo:border-bottom="0.002cm solid #000000"/>
    </style:style>
    <style:style style:name="Tabel1.I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F2" style:family="table-cell" style:data-style-name="N10">
      <style:table-cell-properties fo:padding="0.097cm" fo:border-left="0.002cm solid #000000" fo:border-right="none" fo:border-top="none" fo:border-bottom="0.002cm solid #000000"/>
    </style:style>
    <style:style style:name="Tabel1.I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2">
      <style:paragraph-properties fo:orphans="2" fo:widows="2"/>
    </style:style>
    <style:style style:name="P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9.75pt" fo:letter-spacing="normal" fo:font-weight="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181355" text:style-name="L1">
        <text:list-header>
          <text:p text:style-name="P4"/>
        </text:list-header>
      </text:list>
      <text:h text:style-name="Heading_20_2" text:outline-level="2">Sites</text:h>
      <text:list xml:id="list20182518" text:style-name="L2">
        <text:list-item>
          <text:p text:style-name="P3"><text:bookmark text:name="__RefNumPara__21_1496640823"/><text:a xlink:type="simple" xlink:href="http://edition.cnn.com/SPECIALS/war.casualties/index.html">http://edition.cnn.com/SPECIALS/war.casualties/index.html</text:a><text:bookmark-end text:name="__RefNumPara__21_1496640823"/></text:p>
        </text:list-item>
        <text:list-item>
          <text:p text:style-name="P3"><text:bookmark text:name="__RefNumPara__455_1243820487"/><text:a xlink:type="simple" xlink:href="http://www.skype.com/intl/et/home">http://www.skype.com/intl/et/home</text:a> <text:bookmark-end text:name="__RefNumPara__455_1243820487"/></text:p>
        </text:list-item>
        <text:list-item>
          <text:p text:style-name="P3"><text:bookmark text:name="__RefNumPara__796_647916137"/><text:a xlink:type="simple" xlink:href="https://www.dropbox.com/">https://www.dropbox.com/</text:a><text:bookmark-end text:name="__RefNumPara__796_647916137"/></text:p>
        </text:list-item>
      </text:list>
      <text:h text:style-name="Heading_20_2" text:outline-level="2">Rules</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column table:style-name="Tabel1.G"/>
        <table:table-column table:style-name="Tabel1.F"/>
        <table:table-column table:style-name="Tabel1.I"/>
        <table:table-row>
          <table:table-cell table:style-name="Tabel1.A1" office:value-type="string">
            <text:p text:style-name="P2">Rule</text:p>
          </table:table-cell>
          <table:table-cell table:style-name="Tabel1.A1" office:value-type="string">
            <text:p text:style-name="P2">Widget Category</text:p>
          </table:table-cell>
          <table:table-cell table:style-name="Tabel1.A1" office:value-type="string">
            <text:p text:style-name="P2">Position<office:annotation><dc:creator>Hans Mäesalu</dc:creator><dc:date>2012-01-24T00:26:39.19</dc:date><text:p text:style-name="P5"><text:span text:style-name="T1">Using CSS background-position standard (at least for now)</text:span></text:p></office:annotation></text:p>
          </table:table-cell>
          <table:table-cell table:style-name="Tabel1.A1" office:value-type="string">
            <text:p text:style-name="P2">After</text:p>
          </table:table-cell>
          <table:table-cell table:style-name="Tabel1.A1" office:value-type="string">
            <text:p text:style-name="P2">Before</text:p>
          </table:table-cell>
          <table:table-cell table:style-name="Tabel1.A1" office:value-type="string">
            <text:p text:style-name="P2">Width</text:p>
          </table:table-cell>
          <table:table-cell table:style-name="Tabel1.A1" office:value-type="string">
            <text:p text:style-name="P2">Height</text:p>
          </table:table-cell>
          <table:table-cell table:style-name="Tabel1.A1" office:value-type="string">
            <text:p text:style-name="P2">Event</text:p>
          </table:table-cell>
          <table:table-cell table:style-name="Tabel1.I1" office:value-type="string">
            <text:p text:style-name="P2">Sites</text:p>
          </table:table-cell>
        </table:table-row>
        <table:table-row>
          <table:table-cell table:style-name="Tabel1.A2" office:value-type="string">
            <text:p text:style-name="Table_20_Contents">Search in top right corner.</text:p>
          </table:table-cell>
          <table:table-cell table:style-name="Tabel1.A2" office:value-type="string">
            <text:p text:style-name="Table_20_Contents">Search</text:p>
          </table:table-cell>
          <table:table-cell table:style-name="Tabel1.A2" office:value-type="string">
            <text:p text:style-name="Table_20_Contents">Righ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F2">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Global navigation (navigation to other sites in the network) in the top before everything else. Position top 0, width 100%</text:p>
          </table:table-cell>
          <table:table-cell table:style-name="Tabel1.A2" office:value-type="string">
            <text:p text:style-name="Table_20_Contents">GlobalNavigation</text:p>
          </table:table-cell>
          <table:table-cell table:style-name="Tabel1.A2" office:value-type="string">
            <text:p text:style-name="Table_20_Contents">0 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left.</text:p>
          </table:table-cell>
          <table:table-cell table:style-name="Tabel1.A2" office:value-type="string">
            <text:p text:style-name="Table_20_Contents">Navigation</text:p>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center</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2 equally important content panels side by side, 50% width.</text:p>
          </table:table-cell>
          <table:table-cell table:style-name="Tabel1.A2" office:value-type="string">
            <text:p text:style-name="Table_20_Contents">Content</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F2" office:value-type="percentage" office:value="0.5">
            <text:p text:style-name="Table_20_Contents">5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Header height 125px</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125px</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ata represented with more difficult visualization (e.g. map) should be alternatively viewable in table format. Table on separate page or in separate tab. It should be possible to filter table rows.</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rt data summary in bottom right.</text:p>
          </table:table-cell>
          <table:table-cell table:style-name="Tabel1.A2" office:value-type="string">
            <text:p text:style-name="Table_20_Contents"/>
          </table:table-cell>
          <table:table-cell table:style-name="Tabel1.A2" office:value-type="string">
            <text:p text:style-name="Table_20_Contents">Right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Page height 100%, no scrollbar on <text:soft-page-break/>screens 1024x768 or larg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F2" office:value-type="percentage" office:value="1">
            <text:p text:style-name="Table_20_Contents">100%</text:p>
          </table:table-cell>
          <table:table-cell table:style-name="Tabel1.F2">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set contains data about several locations then display data in a single map widget, <text:s/>allow user to select location to display.</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 table contains x columns with different location data then use x map widgets to display the data on the same page.</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ext:p text:style-name="Table_20_Contents">Content</text:p>
          </table:table-cell>
          <table:table-cell table:style-name="Tabel1.A2" office:value-type="string">
            <text:p text:style-name="Table_20_Contents"/>
          </table:table-cell>
          <table:table-cell table:style-name="Tabel1.A2" office:value-type="string">
            <text:p text:style-name="Table_20_Contents">?</text:p>
          </table:table-cell>
          <table:table-cell table:style-name="Tabel1.A2" office:value-type="string">
            <text:p text:style-name="Table_20_Contents">?</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there are several objects in a single location then group them togehter and on hover show the number of objects in that location.</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w full information about object in a bubble/popup on click on the object on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isplay loading animation or message while loading data.</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onload</text:p>
          </table:table-cell>
          <table:table-cell table:style-name="Tabel1.I2" office:value-type="string">
            <text:p text:style-name="Table_20_Contents"><text:bookmark-ref text:reference-format="number" text:ref-name="__RefNumPara__21_1496640823">[1]</text:bookmark-ref> <text:bookmark-ref text:reference-format="number-no-superior" text:ref-name="__RefNumPara__796_647916137">[3]</text:bookmark-ref></text:p>
          </table:table-cell>
        </table:table-row>
        <table:table-row>
          <table:table-cell table:style-name="Tabel1.A2" office:value-type="string">
            <text:p text:style-name="Table_20_Contents">If some column in data table contains relatively few uniqu values then display histogram of these values under the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
          </table:table-cell>
          <table:table-cell table:style-name="Tabel1.A2" office:value-type="string">
            <text:p text:style-name="Table_20_Contents">Visualiz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intro first thing below top navigation.</text:p>
          </table:table-cell>
          <table:table-cell table:style-name="Tabel1.A2" office:value-type="string">
            <text:p text:style-name="Table_20_Contents">Content</text:p>
            <text:p text:style-name="Table_20_Contents">Intro?</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Content top center, right below navigation</text:p>
          </table:table-cell>
          <table:table-cell table:style-name="Tabel1.A2" office:value-type="string">
            <text:p text:style-name="Table_20_Contents">Content</text:p>
          </table:table-cell>
          <table:table-cell table:style-name="Tabel1.A2" office:value-type="string">
            <text:p text:style-name="Table_20_Contents">Center top</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Site map bottom center</text:p>
          </table:table-cell>
          <table:table-cell table:style-name="Tabel1.A2" office:value-type="string">
            <text:p text:style-name="Table_20_Contents">Navigation</text:p>
            <text:p text:style-name="Table_20_Contents">Sitemap</text:p>
          </table:table-cell>
          <table:table-cell table:style-name="Tabel1.A2" office:value-type="string">
            <text:p text:style-name="Table_20_Contents">Center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Map (visualization?) widget no smaller than suggested dimensions defined with widget width and height attributes.</text:p>
          </table:table-cell>
          <table:table-cell table:style-name="Tabel1.A2" office:value-type="string">
            <text:p text:style-name="Table_20_Contents">Map</text:p>
            <text:p text:style-name="Table_20_Contents">Visualiz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ext:soft-page-break/>
        <table:table-row>
          <table:table-cell table:style-name="Tabel1.A2" office:value-type="string">
            <text:p text:style-name="Table_20_Contents">Non-visual (just data) widgets not displayed on page.</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Logo top left</text:p>
          </table:table-cell>
          <table:table-cell table:style-name="Tabel1.A2" office:value-type="string">
            <text:p text:style-name="Table_20_Contents"/>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no-superio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User/visitor info/login/control panel links in top right corner.</text:p>
          </table:table-cell>
          <table:table-cell table:style-name="Tabel1.A2" office:value-type="string">
            <text:p text:style-name="Table_20_Contents">Navigation</text:p>
            <text:p text:style-name="Table_20_Contents">UserInfo?</text:p>
          </table:table-cell>
          <table:table-cell table:style-name="Tabel1.A2" office:value-type="string">
            <text:p text:style-name="Table_20_Contents">Right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no-superio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50M1S</meta:editing-duration>
    <meta:editing-cycles>126</meta:editing-cycles>
    <meta:generator>OpenOffice.org/3.3$Win32 OpenOffice.org_project/330m20$Build-9567</meta:generator>
    <dc:date>2012-02-08T00:05:13.22</dc:date>
    <dc:creator>Hans Mäesalu</dc:creator>
    <meta:document-statistic meta:table-count="1" meta:image-count="0" meta:object-count="0" meta:page-count="3" meta:paragraph-count="122" meta:word-count="385" meta:character-count="2470"/>
    <meta:user-defined meta:name="Info 1"/>
    <meta:user-defined meta:name="Info 2"/>
    <meta:user-defined meta:name="Info 3"/>
    <meta:user-defined meta:name="Info 4"/>
  </office:meta>
</office:document-meta>
</file>